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6.427cm" fo:margin-top="0cm" fo:margin-bottom="0cm" table:align="center" style:writing-mode="lr-tb"/>
    </style:style>
    <style:style style:name="表格1.A" style:family="table-column">
      <style:table-column-properties style:column-width="4.533cm"/>
    </style:style>
    <style:style style:name="表格1.B" style:family="table-column">
      <style:table-column-properties style:column-width="3.141cm"/>
    </style:style>
    <style:style style:name="表格1.C" style:family="table-column">
      <style:table-column-properties style:column-width="3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3.253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B2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style:line-height-at-least="0cm" fo:text-align="center" style:justify-single-word="false"/>
    </style:style>
    <style:style style:name="P6" style:family="paragraph" style:parent-style-name="Standard">
      <style:paragraph-properties fo:margin-left="0cm" fo:margin-right="0cm" fo:line-height="0.6cm" fo:text-indent="-1.249cm" style:auto-text-indent="false"/>
    </style:style>
    <style:style style:name="P7" style:family="paragraph" style:parent-style-name="Standard">
      <style:paragraph-properties fo:margin-left="0cm" fo:margin-right="-0.923cm" fo:line-height="0.6cm" fo:text-align="end" style:justify-single-word="false" fo:text-indent="-1.249cm" style:auto-text-indent="false"/>
    </style:style>
    <style:style style:name="P8" style:family="paragraph" style:parent-style-name="Standard">
      <style:paragraph-properties fo:margin-left="0cm" fo:margin-right="-0.423cm" fo:line-height="0.6cm" fo:text-align="end" style:justify-single-word="false" fo:text-indent="-1.249cm" style:auto-text-indent="false"/>
    </style:style>
    <style:style style:name="P9" style:family="paragraph" style:parent-style-name="Standard">
      <style:paragraph-properties fo:margin-left="1.199cm" fo:margin-right="0cm" fo:text-align="end" style:justify-single-word="false" fo:text-indent="-0.353cm" style:auto-text-indent="false"/>
    </style:style>
    <style:style style:name="P10" style:family="paragraph" style:parent-style-name="Standard">
      <style:paragraph-properties fo:margin-left="-1.249cm" fo:margin-right="0cm" fo:text-indent="0.245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標楷體" style:font-size-asian="14pt" style:font-name-complex="Times New Roman1" style:font-size-complex="14pt" style:font-weight-complex="bold"/>
    </style:style>
    <style:style style:name="T3" style:family="text">
      <style:text-properties style:font-name="Times New Roman" style:font-name-complex="新細明體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0pt" style:font-size-asian="10pt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7.亞鄰國家油價表</text:span></text:p>
      <text:p text:style-name="P2"><text:span text:style-name="T1">Prices of Petroleum Products in Asian Countries</text:span></text:p>
      <text:p text:style-name="P3"/>
      <text:p text:style-name="P6"><text:span text:style-name="T3">自民國</text:span><text:span text:style-name="T4">110</text:span><text:span text:style-name="T3">年</text:span><text:span text:style-name="T4">4</text:span><text:span text:style-name="T3">月</text:span><text:span text:style-name="T4">11</text:span><text:span text:style-name="T3">日起實施</text:span></text:p>
      <text:p text:style-name="P6"><text:span text:style-name="T4">Effective as from April 11, 2021</text:span></text:p>
      <text:p text:style-name="P7"><text:span text:style-name="T3"><text:s/>單位:新臺幣/公升</text:span></text:p>
      <text:p text:style-name="P8"><text:span text:style-name="T3">Unit :NT$/liter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1"><text:span text:style-name="T3">我國零售價與亞鄰國家比較</text:span></text:p>
            <text:p text:style-name="P1"><text:span text:style-name="hps"><text:span text:style-name="T4">The retail price</text:span></text:span><text:span text:style-name="short_5f_text"><text:span text:style-name="T4"> of Taiwan </text:span></text:span><text:span text:style-name="hps"><text:span text:style-name="T4">compared</text:span></text:span><text:span text:style-name="short_5f_text"><text:span text:style-name="T4"> </text:span></text:span><text:span text:style-name="hps"><text:span text:style-name="T4">with other Asian countri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<text:span text:style-name="T4"><text:s text:c="5"/></text:span><text:span text:style-name="T3">油品別</text:span></text:p>
            <text:p text:style-name="P9"><text:span text:style-name="T5">Petroleum </text:span></text:p>
            <text:p text:style-name="P9"><text:span text:style-name="T5">Products</text:span></text:p>
            <text:p text:style-name="Standard"><text:span text:style-name="T3">地區</text:span></text:p>
            <text:p text:style-name="Standard"><text:span text:style-name="T4">Country</text:span></text:p>
          </table:table-cell>
          <table:table-cell table:style-name="表格1.B2" office:value-type="string">
            <text:p text:style-name="P1"><text:span text:style-name="T4">92</text:span><text:span text:style-name="T3">無鉛汽油</text:span></text:p>
            <text:p text:style-name="P1"><text:span text:style-name="T4">Unleaded Gasoline #92</text:span></text:p>
          </table:table-cell>
          <table:table-cell table:style-name="表格1.B2" office:value-type="string">
            <text:p text:style-name="P1"><text:span text:style-name="T4">95</text:span><text:span text:style-name="T3">無鉛汽油</text:span></text:p>
            <text:p text:style-name="P1"><text:span text:style-name="T4">Unleaded Gasoline #95</text:span></text:p>
          </table:table-cell>
          <table:table-cell table:style-name="表格1.B2" office:value-type="string">
            <text:p text:style-name="P1"><text:span text:style-name="T3">高級柴油</text:span></text:p>
            <text:p text:style-name="P1"><text:span text:style-name="T4">Premium Diesel</text:span></text:p>
          </table:table-cell>
          <table:table-cell table:style-name="表格1.B2" office:value-type="string">
            <text:p text:style-name="P1"><text:span text:style-name="T3">液化</text:span></text:p>
            <text:p text:style-name="P1"><text:span text:style-name="T3">石油氣</text:span></text:p>
            <text:p text:style-name="P1"><text:span text:style-name="T4">LPG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韓國</text:span></text:p>
            <text:p text:style-name="Standard"><text:span text:style-name="T4">Korea</text:span></text:p>
          </table:table-cell>
          <table:table-cell table:style-name="表格1.B2" office:value-type="string">
            <text:p text:style-name="P5"><text:span text:style-name="T2">38.97</text:span></text:p>
          </table:table-cell>
          <table:table-cell table:style-name="表格1.B2" office:value-type="string">
            <text:p text:style-name="P5"><text:span text:style-name="T2">47.17</text:span></text:p>
          </table:table-cell>
          <table:table-cell table:style-name="表格1.B2" office:value-type="string">
            <text:p text:style-name="P5"><text:span text:style-name="T2">33.84</text:span></text:p>
          </table:table-cell>
          <table:table-cell table:style-name="表格1.B2" office:value-type="string">
            <text:p text:style-name="P5"><text:span text:style-name="T2">30.48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日本</text:span></text:p>
            <text:p text:style-name="Standard"><text:span text:style-name="T4">Japan</text:span></text:p>
          </table:table-cell>
          <table:table-cell table:style-name="表格1.B2" office:value-type="string">
            <text:p text:style-name="P5"><text:span text:style-name="T2">38.85</text:span></text:p>
          </table:table-cell>
          <table:table-cell table:style-name="表格1.B2" office:value-type="string">
            <text:p text:style-name="P5"><text:span text:style-name="T2">-</text:span></text:p>
          </table:table-cell>
          <table:table-cell table:style-name="表格1.B2" office:value-type="string">
            <text:p text:style-name="P5"><text:span text:style-name="T2">33.73</text:span></text:p>
          </table:table-cell>
          <table:table-cell table:style-name="表格1.B2" office:value-type="string">
            <text:p text:style-name="P5"><text:span text:style-name="T2">33.66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新加坡</text:span></text:p>
            <text:p text:style-name="Standard"><text:span text:style-name="T4">Singapore</text:span></text:p>
          </table:table-cell>
          <table:table-cell table:style-name="表格1.B2" office:value-type="string">
            <text:p text:style-name="P5"><text:span text:style-name="T2">-</text:span></text:p>
          </table:table-cell>
          <table:table-cell table:style-name="表格1.B2" office:value-type="string">
            <text:p text:style-name="P5"><text:span text:style-name="T2">50.67</text:span></text:p>
          </table:table-cell>
          <table:table-cell table:style-name="表格1.B2" office:value-type="string">
            <text:p text:style-name="P5"><text:span text:style-name="T2">40.49</text:span></text:p>
          </table:table-cell>
          <table:table-cell table:style-name="表格1.B2" office:value-type="string">
            <text:p text:style-name="P5"><text:span text:style-name="T2">-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香港</text:span></text:p>
            <text:p text:style-name="Standard"><text:span text:style-name="T4">H.K</text:span></text:p>
          </table:table-cell>
          <table:table-cell table:style-name="表格1.B2" office:value-type="string">
            <text:p text:style-name="P5"><text:span text:style-name="T2">-</text:span></text:p>
          </table:table-cell>
          <table:table-cell table:style-name="表格1.B2" office:value-type="string">
            <text:p text:style-name="P5"><text:span text:style-name="T2">-</text:span></text:p>
          </table:table-cell>
          <table:table-cell table:style-name="表格1.B2" office:value-type="string">
            <text:p text:style-name="P5"><text:span text:style-name="T2">58.86</text:span></text:p>
          </table:table-cell>
          <table:table-cell table:style-name="表格1.B2" office:value-type="string">
            <text:p text:style-name="P5"><text:span text:style-name="T2">-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中華民國</text:span></text:p>
            <text:p text:style-name="Standard"><text:span text:style-name="T4">R.O.C.</text:span></text:p>
          </table:table-cell>
          <table:table-cell table:style-name="表格1.B2" office:value-type="string">
            <text:p text:style-name="P5"><text:span text:style-name="T2">26.50</text:span></text:p>
          </table:table-cell>
          <table:table-cell table:style-name="表格1.B2" office:value-type="string">
            <text:p text:style-name="P5"><text:span text:style-name="T2">28.00</text:span></text:p>
          </table:table-cell>
          <table:table-cell table:style-name="表格1.B2" office:value-type="string">
            <text:p text:style-name="P5"><text:span text:style-name="T2">24.20</text:span></text:p>
          </table:table-cell>
          <table:table-cell table:style-name="表格1.B2" office:value-type="string">
            <text:p text:style-name="P5"><text:span text:style-name="T2">16.86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3">與亞鄰最低價價差</text:span></text:p>
            <text:p text:style-name="Standard"><text:span text:style-name="T4">The difference between <text:s/>Taiwan and </text:span><text:span text:style-name="hps"><text:span text:style-name="T4">other Asian countries</text:span></text:span></text:p>
          </table:table-cell>
          <table:table-cell table:style-name="表格1.B2" office:value-type="string">
            <text:p text:style-name="P5"><text:span text:style-name="T2">12.35</text:span></text:p>
          </table:table-cell>
          <table:table-cell table:style-name="表格1.B2" office:value-type="string">
            <text:p text:style-name="P5"><text:span text:style-name="T2">19.17</text:span></text:p>
          </table:table-cell>
          <table:table-cell table:style-name="表格1.B2" office:value-type="string">
            <text:p text:style-name="P5"><text:span text:style-name="T2">9.53</text:span></text:p>
          </table:table-cell>
          <table:table-cell table:style-name="表格1.B2" office:value-type="string">
            <text:p text:style-name="P5"><text:span text:style-name="T2">13.62</text:span></text:p>
            <text:p text:style-name="P5"><text:span text:style-name="T2">(110/4/2價格)</text:span></text:p>
          </table:table-cell>
        </table:table-row>
      </table:table>
      <text:p text:style-name="P10"><text:span text:style-name="T3">資料來源：台灣中油股份有限公司。</text:span></text:p>
      <text:p text:style-name="P10"><text:span text:style-name="T3">Source: CPC Corporation, Taiw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name-complex="Calibri1" style:font-family-complex="Calibri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false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false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1pt" style:letter-kerning="false" style:font-size-asian="1pt" style:font-name-complex="Cambria1" style:font-family-complex="Cambria" style:font-family-generic-complex="system" style:font-pitch-complex="variable" style:font-size-complex="1pt"/>
    </style:style>
    <style:style style:name="Default_20_Paragraph_20_Font" style:display-name="Default Paragraph Font" style:family="text"/>
    <style:style style:name="頁首_20_字元" style:display-name="頁首 字元" style:family="text">
      <style:text-properties fo:font-size="10pt" style:font-size-asian="10pt" style:font-size-complex="10pt"/>
    </style:style>
    <style:style style:name="頁尾_20_字元" style:display-name="頁尾 字元" style:family="text">
      <style:text-properties fo:font-size="10pt" style:font-size-asian="10pt" style:font-size-complex="10pt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1pt" style:font-name-asian="新細明體" style:font-family-asian="新細明體" style:font-family-generic-asian="system" style:font-pitch-asian="variable" style:font-size-asian="1pt" style:font-name-complex="Cambria1" style:font-family-complex="Cambria" style:font-family-generic-complex="system" style:font-pitch-complex="variable" style:font-size-complex="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498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院 台綜</dc:creator>
    <meta:editing-cycles>39</meta:editing-cycles>
    <meta:print-date>2018-07-24T09:36:00</meta:print-date>
    <meta:creation-date>2012-04-12T01:10:00</meta:creation-date>
    <dc:date>2021-06-23T09:18:00</dc:date>
    <meta:editing-duration>PT3H20M</meta:editing-duration>
    <meta:generator>LibreOffice/5.4.1.2$Windows_x86 LibreOffice_project/ea7cb86e6eeb2bf3a5af73a8f7777ac570321527</meta:generator>
    <meta:document-statistic meta:table-count="1" meta:image-count="0" meta:object-count="0" meta:page-count="1" meta:paragraph-count="61" meta:word-count="184" meta:character-count="576" meta:non-whitespace-character-count="532"/>
    <meta:user-defined meta:name="AppVersion">16.0000</meta:user-defined>
    <meta:user-defined meta:name="Company">SYNN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